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line-through-style="solid"/>
    </style:style>
    <style:style style:name="T3" style:family="text">
      <style:text-properties style:text-line-through-style="solid" style:text-underline-style="solid" style:text-underline-width="auto" style:text-underline-color="font-color"/>
    </style:style>
    <style:style style:name="T4" style:family="text">
      <style:text-properties style:text-line-through-style="solid" style:text-underline-style="none"/>
    </style:style>
    <style:style style:name="T5" style:family="text">
      <style:text-properties style:text-line-through-style="none"/>
    </style:style>
    <style:style style:name="T6" style:family="text">
      <style:text-properties style:text-line-through-style="none" style:text-underline-style="solid" style:text-underline-width="auto" style:text-underline-color="font-color"/>
    </style:style>
    <style:style style:name="T7" style:family="text">
      <style:text-properties style:text-line-through-style="none"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12FF2_6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12, FF 2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, Hebrew<text:tab/><text:tab/><text:tab/><text:tab/><text:tab/></text:p>
      <text:p text:style-name="P5">Author of letter<text:tab/><text:tab/><text:tab/><text:tab/>Sabato Morais<text:tab/></text:p>
      <text:p text:style-name="P5">Signed letter<text:tab/><text:tab/><text:tab/><text:tab/><text:tab/>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</text:p>
      <text:p text:style-name="P5">Month<text:tab/><text:tab/><text:tab/><text:tab/><text:tab/><text:tab/></text:p>
      <text:p text:style-name="P5">Year<text:tab/><text:tab/><text:tab/><text:tab/><text:tab/><text:tab/></text:p>
      <text:p text:style-name="P5">Hebrew Date<text:tab/><text:tab/><text:tab/><text:tab/><text:tab/></text:p>
      <text:p text:style-name="P5">Undated</text:p>
      <text:p text:style-name="P5">City<text:tab/><text:tab/><text:tab/><text:tab/><text:tab/><text:tab/></text:p>
      <text:p text:style-name="P5">State<text:tab/><text:tab/><text:tab/><text:tab/><text:tab/><text:tab/></text:p>
      <text:p text:style-name="P5">Country<text:tab/><text:tab/><text:tab/><text:tab/><text:tab/></text:p>
      <text:p text:style-name="P5">Subject<text:tab/><text:tab/><text:tab/><text:tab/><text:tab/>Joseph (Son of Jacob)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</text:p>
      <text:p text:style-name="P5">(Synagogue) Sermon<text:tab/><text:tab/><text:tab/><text:tab/>Y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8</text:p>
      <text:p text:style-name="P5">Number of Sheets<text:tab/><text:tab/><text:tab/><text:tab/>3</text:p>
      <text:p text:style-name="P5">Fragment<text:tab/><text:tab/><text:tab/><text:tab/><text:tab/></text:p>
      <text:p text:style-name="P5">Pagination <text:tab/><text:tab/><text:tab/><text:tab/><text:tab/>Y, through page 7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Joseph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>VII Transcription</text:p>
      <text:p text:style-name="P3">(Symbols: ?=uncertain; []=supplied information; /=end of line)</text:p>
      <text:p text:style-name="P3"><text:span text:style-name="T1"/></text:p>
      <text:p text:style-name="P3">[Front Cover]</text:p>
      <text:p text:style-name="P2">On Joseph's political administration(/)50/</text:p>
      <text:p text:style-name="P2"/>
      <text:p text:style-name="P3">[Page 1]</text:p>
      <text:p text:style-name="P3"><text:tab/>From whatever point of view we look upon/ Joseph, we see him tower high and reach a moral/ altitude <text:span text:style-name="T2">nearing</text:span><text:span text:style-name="T5"> close to perfection. <text:s/>The love of man nobly/ </text:span><text:span text:style-name="T2">illustrated</text:span><text:span text:style-name="T5"> exemplified by his immortal ancestor, who </text:span><text:span text:style-name="T2">prayed to</text:span><text:span text:style-name="T5"> did not grow weary/ in praying to God for the deliverance of </text:span><text:span text:style-name="T2">the</text:span><text:span text:style-name="T5"> a most sinful among/ peoples, stirred within the heart of the wise coun-/sellor, who gave </text:span><text:span text:style-name="T2">Pharaoh</text:span><text:span text:style-name="T5"> timely directions to save/ a country from famine [Hebrew] <text:s/>When/ he so mercifully advised, Egypt had been an engine/ of torture to </text:span><text:span text:style-name="T2">both his the</text:span><text:span text:style-name="T5"> his mind and body </text:span><text:span text:style-name="T2">of the guileless youth,</text:span><text:span text:style-name="T5"> but vindictive-/-ness, resentment--vulgar passions--had no dwel-/-ling place where humanity </text:span><text:span text:style-name="T2">was</text:span><text:span text:style-name="T5"> stood enthroned. <text:s/>The/ forgiving disposition of Abraham evinced towards/ the orphaned nephew he had </text:span><text:span text:style-name="T2">reared</text:span><text:span text:style-name="T5"> watched over with parental/ tenderness, was </text:span><text:span text:style-name="T2">also</text:span><text:span text:style-name="T5"> engrafted upon the soul of Joseph./ <text:s/>It revealed itself even more luminously than in/ the dealings of his illustrious predecessors. <text:s/>Lot had/ separated from </text:span><text:span text:style-name="T2">his</text:span><text:span text:style-name="T5"> the benefactor of his </text:span><text:span text:style-name="T2">childhood youth early days</text:span><text:span text:style-name="T5"> youth with/ apparent indifference, caring principally to secure/ a spot which promised the best pasture ground./ <text:s/>Abraham, responding to his generous instincts,/</text:span></text:p>
      <text:p text:style-name="P3"><text:span text:style-name="T5"/></text:p>
      <text:p text:style-name="P3"><text:span text:style-name="T5">[Page 2]</text:span></text:p>
      <text:p text:style-name="P3"><text:span text:style-name="T5">risked nevertheless his own existence to </text:span><text:span text:style-name="T2">save</text:span><text:span text:style-name="T5"> rescue the </text:span><text:span text:style-name="T2">the</text:span><text:span text:style-name="T5"> inconsiderate </text:span><text:span text:style-name="T2">selfish egotistical</text:span><text:span text:style-name="T5"> Lot </text:span><text:span text:style-name="T2">when</text:span><text:span text:style-name="T5">/ threatened with </text:span><text:span text:style-name="T2">the loss of life and property</text:span><text:span text:style-name="T5"> imminent danger; but/ Joseph exceeded that generosity, he </text:span><text:soft-page-break/><text:span text:style-name="T5">clasped </text:span><text:span text:style-name="T6">to his </text:span><text:span text:style-name="T3">breast</text:span><text:span text:style-name="T6"> bosom</text:span><text:span text:style-name="T7"> those who had sought/ his death, or what is more bitter still </text:span><text:span text:style-name="T4">his would deliver consign him to abject</text:span><text:span text:style-name="T7"> his abject slavery./ <text:s/>He nourished </text:span><text:span text:style-name="T4">them</text:span><text:span text:style-name="T7"> his envious brothers, he made provisions for their/ future welfare, and with a gentleness which partook/ of the Divine, endeavoured to draw out of their/ guilty consciences the sting of remorse. <text:s/>If it is/ within reach of mortals to become godlike, the virtues/ of Rachel's beloved son gave him a </text:span><text:span text:style-name="T4">title</text:span><text:span text:style-name="T7"> claim to that/ title. <text:s/>The sacred pages which tell of his history/ are an ode to his sublime qualities, and our/ feelings reecho spontaneously the utterances of the dying father,/ as he pours forth the richest blessings on the head of/ the child who grew to be "the shepherd, the foundation/ stone of the household of Israel" [Hebrew]/ <text:s/>But readers of the inspired writings, justly/ filled with admiration for the character of the/ typical Hebrew </text:span><text:span text:style-name="T4">illustrious noble glorious in his conduct</text:span><text:span text:style-name="T7"> glorious whether as a servant, </text:span><text:span text:style-name="T4">and</text:span><text:span text:style-name="T7"> or/ as a master exemplarily great as a son and as a brother,/ readers have failed to notice one prominent feature. <text:s/>It/ stands out conspicuously now, perhaps more than/</text:span></text:p>
      <text:p text:style-name="P3"><text:span text:style-name="T7"/></text:p>
      <text:p text:style-name="P3"><text:span text:style-name="T7">[Page 3]</text:span></text:p>
      <text:p text:style-name="P3"><text:span text:style-name="T7">ever, by reason of a social problem, </text:span><text:span text:style-name="T4">enga-</text:span><text:span text:style-name="T7"> on whose/ </text:span><text:span text:style-name="T4">-ging the attention</text:span><text:span text:style-name="T7"> solution the minds of thinkers </text:span><text:span text:style-name="T4">in all civilized</text:span><text:span text:style-name="T7"> everywhere/ </text:span><text:span text:style-name="T4">lands</text:span><text:span text:style-name="T7"> are deeply </text:span><text:span text:style-name="T4">interested</text:span><text:span text:style-name="T7"> engrossed. <text:s/>To that feature, I will direct the atten-/-tion of my hearers for a few moments./</text:span></text:p>
      <text:p text:style-name="P3"><text:span text:style-name="T7">The famine had become exceedingly sore. <text:s/>The mar-/-vellous[sic!] foresight of Joseph had prevented starvation,/ and brought to Egypt </text:span><text:span text:style-name="T4">a</text:span><text:span text:style-name="T7"> a wealth unprecedented./ <text:s/>The Scriptures attest that the countless sums/ gathered by the sale of corn </text:span><text:span text:style-name="T4">during five years,</text:span><text:span text:style-name="T7"> Joseph carefully stored </text:span><text:span text:style-name="T4">up</text:span><text:span text:style-name="T7"> away to/ fill the king's treasury. <text:s/>[Hebrew]/ Ought that to be accounted a merit to the prime/ minister, I mean, the circumstance that he </text:span><text:span text:style-name="T4">enriched</text:span><text:span text:style-name="T7"> made the rich sovereign richer, and </text:span><text:span text:style-name="T4">impoverished</text:span><text:span text:style-name="T7"> let/ the poor be more impoverished? <text:s/></text:span><text:span text:style-name="T4">We must Let us</text:span><text:span text:style-name="T7"> All will give Joseph </text:span><text:span text:style-name="T4">all</text:span><text:span text:style-name="T7"> credit for/ his thorough honesty. <text:s/>He studied the interest of/ his superior--the monarch whom he served. <text:s/>No-/-thing that belonged to Pharaoh, according to the/ notions of the time, or, as we would say, nothing/ to which the government had conceded a right, he appro-/-priated to himself. <text:s/>And we </text:span><text:span text:style-name="T4">all</text:span><text:span text:style-name="T7"> might well wish/ that such principles guided all persons </text:span><text:span text:style-name="T4">so</text:span><text:span text:style-name="T7"> public-/-ly employed. <text:s/>We would not then be put/</text:span></text:p>
      <text:p text:style-name="P3"><text:span text:style-name="T7"/></text:p>
      <text:p text:style-name="P3"><text:span text:style-name="T7">[Page 4]</text:span></text:p>
      <text:p text:style-name="P3"><text:span text:style-name="T7">to the blush by </text:span><text:span text:style-name="T4">an</text:span><text:span text:style-name="T7"> daily revelations of breaches/ of trust, peculations, defalcating forgeries, all manner of corrupt-/-ion in high places. <text:s/>But would an administra-/tion that reduced the labour to penury, even to beg-/-gary, accord with the humanitarian views which/ </text:span><text:span text:style-name="T4">we</text:span><text:span text:style-name="T7"> the creatures of One God ought to entertain? <text:s/>It might have been/ justifiable during the </text:span><text:span text:style-name="T4">five</text:span><text:span text:style-name="T7"> seven years of plenty to exact/ one fifth of the produce for further use, as </text:span><text:span text:style-name="T4">as we are told that</text:span><text:span text:style-name="T7">/ Joseph suggested according to the Biblical narrative. <text:s/>[Hebrew]/ The people possessed then an overbundance/ and were willing to be so taxed, but when </text:span><text:span text:style-name="T4">hunger want</text:span><text:span text:style-name="T7">/ </text:span><text:span text:style-name="T4">began to be felt, and</text:span><text:span text:style-name="T7"> gaunt </text:span><text:span text:style-name="T4">was</text:span><text:span text:style-name="T7"> famine stared in the face, when money </text:span><text:span text:style-name="T4">was</text:span><text:span text:style-name="T7"> was exhausted </text:span><text:span text:style-name="T4">to</text:span><text:span text:style-name="T7"> in/ buying the necessaries of life, was it kind in Joseph/ to demand the exchanging of people's cattle and/ beasts of burden for corn, thus creating destitute com-/-munities </text:span><text:span text:style-name="T4">in order that the king might own</text:span><text:span text:style-name="T7"> subject to the tyrannical will of a king, who could en-/ </text:span><text:span text:style-name="T4">even their bodies with their grounds?</text:span><text:span text:style-name="T7"> -slave millions </text:span><text:span text:style-name="T4">who</text:span><text:span text:style-name="T7"> that hungered for bread? <text:s/>The transaction/ does seem</text:span><text:span text:style-name="T4">s</text:span><text:span text:style-name="T7"> very cruel. <text:s/>But when we follow it up to/ the end, and </text:span><text:span text:style-name="T4">when we</text:span><text:span text:style-name="T7"> bear in mind, besides, that/ the history </text:span><text:span text:style-name="T4">up</text:span><text:span text:style-name="T7"> to which we are referring takes us back/ </text:span><text:span text:style-name="T4">neary four thousand</text:span><text:span text:style-name="T7"> nearly 35 hundred years, </text:span><text:span text:style-name="T4">we must</text:span><text:span text:style-name="T7"> and that a </text:span><text:span text:style-name="T4">sovereign</text:span><text:span text:style-name="T7">/ Sovereign was then absolute master, </text:span><text:span text:style-name="T4">of his subjects,</text:span><text:span text:style-name="T7">/</text:span></text:p>
      <text:p text:style-name="P3"><text:span text:style-name="T7"/></text:p>
      <text:p text:style-name="P3"><text:span text:style-name="T7">[Page 5]</text:span></text:p>
      <text:p text:style-name="P3"><text:span text:style-name="T7">as clearly indicated in the words [Hebrew]/ [Hebrew] "I am Pharaoh, but without/ thee no man shall lift up his hand or his foot in all the/ land of Egypt;" when we </text:span><text:span text:style-name="T4">reflect upon</text:span><text:span text:style-name="T7"> consider all that, we/ must </text:span><text:span text:style-name="T4">look</text:span><text:span text:style-name="T7"> turn with grateful admiration </text:span><text:span text:style-name="T4">upon</text:span><text:span text:style-name="T7"> towards the/ ancient viceroy for the merciful arrangement into which/ he finally entered. <text:s/>He dared not say to an autocrat/ "thy subjects are famishing, thou art in duty/ </text:span><text:soft-page-break/><text:span text:style-name="T7">bound to support them with the immense surplus/ thou hast at thy disposal, which was theirs, and/ which my own sagacity procured." <text:s/>For had he/ spoken so, he might have endangered his position,/ perhaps his life, and accomplished no good. <text:s/>But the/ </text:span><text:span text:style-name="T4">prudent man</text:span><text:span text:style-name="T7"> trusty official acted with that foresight </text:span><text:span text:style-name="T4">th</text:span><text:span text:style-name="T7"> which so distinguished/ him and with broad philanthropy. <text:s/>He nominally/ </text:span><text:span text:style-name="T4">bro</text:span><text:span text:style-name="T7"> bought the entire land and declared Pharaoh/ the sole proprietor, but furnished farmers and agri-/-culturists with the means to follow their callings/ prosperously, allowing them four parts of their/ earnings, asking simply one fifth as a yearly/ tribute to the king. <text:s/>Then to prevent the overcrowding of one spot, breeding </text:span><text:span text:style-name="T4">many</text:span><text:span text:style-name="T7"> evils, he parcelled[sic!] out the/ population, moving families to different cities,/</text:span></text:p>
      <text:p text:style-name="P3"><text:span text:style-name="T7"/></text:p>
      <text:p text:style-name="P3"><text:span text:style-name="T7">[Page 6]</text:span></text:p>
      <text:p text:style-name="P3"><text:span text:style-name="T7">so that the country at large might enjoy/ the increase of able bodied </text:span><text:span text:style-name="T4">capable of</text:span><text:span text:style-name="T7"> inhabitants apt to improve it./ <text:s/>The monarch, claiming the ownership of all the land,/ was naturally </text:span><text:span text:style-name="T4">n</text:span><text:span text:style-name="T7"> interested in its productiveness, and/ he would encourage industry and retain on the ground,/ </text:span><text:span text:style-name="T4">only</text:span><text:span text:style-name="T7"> nominally tenanted, but of </text:span><text:span text:style-name="T4">which</text:span><text:span text:style-name="T7"> whose yeilding[sic!] he received only one/ fifth, those who became attached to it and enhanced/ its value. <text:s/>The rent or tax would never become/ too oppressive, for Pharaoh would have to bear under any circumstance the/ share of loss </text:span><text:span text:style-name="T4">by poor cross under any circumstance.</text:span><text:span text:style-name="T7"> through a failure </text:span><text:span text:style-name="T4">of</text:span><text:span text:style-name="T7"> or </text:span><text:span text:style-name="T4">insufficiency</text:span><text:span text:style-name="T7"> shortness of the crops./ <text:s/>The misery into which landlordism has plunged/ Ireland, and occasioned so bitter and bloody a strife </text:span><text:span text:style-name="T4">and</text:span><text:span text:style-name="T7"> would/ not have occurred under the beneficent provisions of/ the Hebrew statesman. <text:s/>Rightly therefore said/ farmers and agriculturists to Joseph [Hebrew] "thou/ hast given us a new life". <text:s/>The philanthropist/ could not effect a total revolution in the admi-/nistration of the laws. <text:s/>It lay not in his power,/ for instance, to put an end to a privileged caste,/ </text:span><text:span text:style-name="T4">that enjoyed</text:span><text:span text:style-name="T7"> clothed with exclusive rights. <text:s/>The priests of Egypt,/ believed to be of a nature superior to the commonalty,/</text:span></text:p>
      <text:p text:style-name="P3"><text:span text:style-name="T7"/></text:p>
      <text:p text:style-name="P3"><text:span text:style-name="T7">[Page 7]</text:span></text:p>
      <text:p text:style-name="P3"><text:span text:style-name="T7">and therefore taught arts and sciences, while the/ bulk of the nation vegetated in ignorance, had/ lands </text:span><text:span text:style-name="T4">exempted</text:span><text:span text:style-name="T7"> free from all taxation, inalienable and/ considered sacred. <text:s/>Joseph could not </text:span><text:span text:style-name="T4">put an end to that</text:span><text:span text:style-name="T7"> extinguish an/ hereditary aristocracy, whose powers were secondary/ only to those </text:span><text:span text:style-name="T4">of</text:span><text:span text:style-name="T7"> arbitrarily exercised by the Pharaohs./ <text:s/>An attempt to interfere with what concerned the/ religion of the country, would have defeated all/ his humane efforts, and proved fatal to the/ interests of his father's family. <text:s/>But with/ a diplomacy which aimed at righteous results,/ he left untouched what he dared not lay his/ hand upon, and exerted his stupendous abilities/ to work out as much general happiness as/ it was given one so hampered to bring about./ <text:s/>At this distance of time we may still feel/ proud that Joseph sprung from the stock/ of Israel. <text:s/>From every point of view we/ </text:span><text:span text:style-name="T4">may</text:span><text:span text:style-name="T7"> can gladly look at him and direct our children's at-/-tention to a Hebrew </text:span><text:span text:style-name="T4">undeniably</text:span><text:span text:style-name="T7"> preeminently good, and mercifully/ wise, mounting high from stage to stage to reach a/ degree of perfection unsurpassed, if it was ever equalled[sic!]./</text:span></text:p>
      <text:p text:style-name="P3"><text:span text:style-name="T7"/></text:p>
      <text:p text:style-name="P3"><text:span text:style-name="T7">[Page 8]</text:span></text:p>
      <text:p text:style-name="P3"><text:span text:style-name="T7">Here follows a somewhat lengthy/ address to two boys Bar Mitzvah on/ the religiousness of Joseph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21T11:53:43.65</meta:creation-date>
    <meta:document-statistic meta:table-count="0" meta:image-count="0" meta:object-count="0" meta:page-count="4" meta:paragraph-count="79" meta:word-count="1632" meta:character-count="10213"/>
    <dc:date>2012-11-21T12:34:43.94</dc:date>
    <meta:editing-duration>PT7M19S</meta:editing-duration>
    <meta:editing-cycles>1</meta:editing-cycles>
    <meta:generator>OpenOffice.org/3.4.1$Win32 OpenOffice.org_project/341m1$Build-9593</meta:generator>
  </office:meta>
</office:document-meta>
</file>